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cm" svg:stroke-color="#ff0000" draw:marker-start-width="0.22cm" draw:marker-end-width="0.22cm" draw:stroke-linejoin="miter" draw:fill="none" draw:textarea-vertical-align="middle" draw:auto-grow-height="false" draw:fit-to-size="false" style:shrink-to-fit="false" fo:min-height="3.903cm" fo:min-width="7.82cm" fo:padding-top="0.132cm" fo:padding-bottom="0.132cm" fo:padding-left="0.257cm" fo:padding-right="0.257cm" fo:wrap-option="wrap"/>
    </style:style>
    <style:style style:name="gr2" style:family="graphic">
      <style:graphic-properties style:protect="size"/>
    </style:style>
    <style:style style:name="pr1" style:family="presentation" style:parent-style-name="Blank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Blank" presentation:presentation-page-layout-name="AL1T0">
        <draw:custom-shape draw:name="leftright" draw:style-name="gr1" draw:text-style-name="P1" draw:layer="layout" svg:width="6cm" svg:height="6cm" svg:x="4cm" svg:y="4cm">
          <text:p/>
          <draw:enhanced-geometry draw:mirror-horizontal="false" draw:mirror-vertical="false" svg:viewBox="5000 5000 20000 20000" draw:text-areas="6000 6000 18000 18000" draw:type="non-primitive" draw:enhanced-path="M ?f0 6000 L ?f1 6000 F N">
            <draw:equation draw:name="f0" draw:formula="left"/>
            <draw:equation draw:name="f1" draw:formula="right"/>
          </draw:enhanced-geometry>
        </draw:custom-shape>
        <draw:custom-shape draw:name="topbottom" draw:style-name="gr1" draw:text-style-name="P1" draw:layer="layout" svg:width="6cm" svg:height="6cm" svg:x="16cm" svg:y="4cm">
          <text:p/>
          <draw:enhanced-geometry draw:mirror-horizontal="false" draw:mirror-vertical="false" svg:viewBox="5000 5000 20000 20000" draw:text-areas="6000 6000 18000 18000" draw:type="non-primitive" draw:enhanced-path="M 6000 ?f0 L 6000 ?f1 F N">
            <draw:equation draw:name="f0" draw:formula="top"/>
            <draw:equation draw:name="f1" draw:formula="bottom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efbc2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9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8999996185303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9.8999996185303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1.3999996185303pt" fo:letter-spacing="normal" fo:font-style="normal" style:text-underline-style="none" fo:font-weight="normal" style:font-size-asian="21.3999996185303pt" style:font-style-asian="normal" style:font-weight-asian="normal" style:font-size-complex="21.3999996185303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2000007629395pt" fo:letter-spacing="normal" fo:font-style="normal" style:text-underline-style="none" fo:font-weight="normal" style:font-size-asian="19.2000007629395pt" style:font-style-asian="normal" style:font-weight-asian="normal" style:font-size-complex="19.2000007629395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2000007629395pt" fo:letter-spacing="normal" fo:font-style="normal" style:text-underline-style="none" fo:font-weight="normal" style:font-size-asian="19.2000007629395pt" style:font-style-asian="normal" style:font-weight-asian="normal" style:font-size-complex="19.2000007629395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solid" draw:fill-color="#fefbc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7.431cm" svg:height="3.392cm" svg:x="1.524cm" svg:y="0.81cm" presentation:class="title" presentation:placeholder="true">
        <draw:text-box/>
      </draw:frame>
      <draw:frame presentation:style-name="Blank-outline1" draw:layer="backgroundobjects" svg:width="27.431cm" svg:height="11.784cm" svg:x="1.524cm" svg:y="4.754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egina Henschel</meta:initial-creator>
    <dc:creator>Regina Henschel</dc:creator>
    <meta:editing-cycles>19</meta:editing-cycles>
    <meta:creation-date>2018-11-30T19:12:10</meta:creation-date>
    <dc:date>2018-12-10T23:00:04.154000000</dc:date>
    <meta:generator>B_diverses/6.3.0.0.alpha0$Windows_X86_64 LibreOffice_project/916414ae52ffba881187a5ca540811d138ff231f</meta:generator>
    <meta:editing-duration>PT1H3M7S</meta:editing-duration>
    <meta:document-statistic meta:object-count="22"/>
  </office:meta>
</office:document-meta>
</file>